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Segoe UI" svg:font-family="'Segoe UI', SegoeUI, 'Microsoft JhengHei', 'Helvetica Neue', Helvetica, Arial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d41" officeooo:paragraph-rsid="000aad41"/>
    </style:style>
    <style:style style:name="P2" style:family="paragraph" style:parent-style-name="Standard">
      <style:text-properties officeooo:rsid="000aad41" officeooo:paragraph-rsid="000d2c03"/>
    </style:style>
    <style:style style:name="P3" style:family="paragraph" style:parent-style-name="Standard">
      <style:text-properties officeooo:rsid="000846ff" officeooo:paragraph-rsid="000846ff"/>
    </style:style>
    <style:style style:name="P4" style:family="paragraph" style:parent-style-name="Standard">
      <style:text-properties officeooo:rsid="000eb26a" officeooo:paragraph-rsid="000eb26a"/>
    </style:style>
    <style:style style:name="P5" style:family="paragraph" style:parent-style-name="Standard">
      <style:text-properties fo:font-weight="bold" officeooo:rsid="000eb26a" officeooo:paragraph-rsid="00144a79" style:font-weight-asian="bold" style:font-weight-complex="bold"/>
    </style:style>
    <style:style style:name="P6" style:family="paragraph" style:parent-style-name="Standard">
      <style:text-properties fo:font-weight="normal" officeooo:rsid="000eb26a" officeooo:paragraph-rsid="00144a79" style:font-weight-asian="normal" style:font-weight-complex="normal"/>
    </style:style>
    <style:style style:name="P7" style:family="paragraph" style:parent-style-name="Standard">
      <style:text-properties fo:font-weight="normal" officeooo:rsid="00170f4a" officeooo:paragraph-rsid="00170f4a" style:font-weight-asian="normal" style:font-weight-complex="normal"/>
    </style:style>
    <style:style style:name="P8" style:family="paragraph" style:parent-style-name="Standard">
      <style:text-properties officeooo:rsid="001b93fe" officeooo:paragraph-rsid="001b93f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weight="normal" officeooo:rsid="000eb26a" officeooo:paragraph-rsid="00157469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1d99be" officeooo:paragraph-rsid="00157469" style:font-name-asian="arial" style:font-size-asian="10.5pt" style:font-style-asian="normal" style:font-weight-asian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460312" officeooo:paragraph-rsid="00170f4a" style:font-name-asian="arial" style:font-size-asian="10.5pt" style:font-style-asian="normal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179b78" officeooo:paragraph-rsid="00179b78" style:font-name-asian="arial" style:font-size-asian="10.5pt" style:font-style-asian="normal" style:font-weight-asian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19e967" officeooo:paragraph-rsid="0019e967" style:font-name-asian="arial" style:font-size-asian="10.5pt" style:font-style-asian="normal" style:font-weight-asian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3a7b14" officeooo:paragraph-rsid="00170f4a" style:font-name-asian="arial" style:font-size-asian="10.5pt" style:font-style-asian="normal" style:font-weight-asian="normal"/>
    </style:style>
    <style:style style:name="P15" style:family="paragraph" style:parent-style-name="Standard">
      <style:text-properties officeooo:rsid="001b93fe" officeooo:paragraph-rsid="001b93fe"/>
    </style:style>
    <style:style style:name="P16" style:family="paragraph" style:parent-style-name="Standard">
      <style:text-properties officeooo:rsid="001befba" officeooo:paragraph-rsid="001befba"/>
    </style:style>
    <style:style style:name="P17" style:family="paragraph" style:parent-style-name="Standard">
      <style:text-properties officeooo:rsid="001f949a" officeooo:paragraph-rsid="001f949a"/>
    </style:style>
    <style:style style:name="P18" style:family="paragraph" style:parent-style-name="Text_20_body">
      <style:text-properties fo:font-variant="normal" fo:text-transform="none" fo:color="#000000" fo:letter-spacing="normal" officeooo:paragraph-rsid="001fa33d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officeooo:rsid="000aad41"/>
    </style:style>
    <style:style style:name="T2" style:family="text">
      <style:text-properties fo:font-variant="normal" fo:text-transform="none" fo:color="#000000" fo:letter-spacing="normal" style:font-style-asian="normal"/>
    </style:style>
    <style:style style:name="T3" style:family="text">
      <style:text-properties officeooo:rsid="004b03f2"/>
    </style:style>
    <style:style style:name="T4" style:family="text">
      <style:text-properties fo:color="#000000" style:font-name-asian="Linux Libertine" style:rfc-language-tag-asian="zh-Hant" style:language-asian="zh" style:script-asian="Hant"/>
    </style:style>
    <style:style style:name="T5" style:family="text">
      <style:text-properties fo:color="#000000" officeooo:rsid="00473ea0" style:font-name-asian="Linux Libertine" style:rfc-language-tag-asian="zh-Hant" style:language-asian="zh" style:script-asian="Hant"/>
    </style:style>
    <style:style style:name="T6" style:family="text">
      <style:text-properties fo:color="#000000" officeooo:rsid="004861b4" style:font-name-asian="Linux Libertine" style:rfc-language-tag-asian="zh-Hant" style:language-asian="zh" style:script-asian="Hant"/>
    </style:style>
    <style:style style:name="T7" style:family="text">
      <style:text-properties officeooo:rsid="00425a36"/>
    </style:style>
    <style:style style:name="T8" style:family="text">
      <style:text-properties style:font-name="Segoe UI" fo:font-size="11.25pt" fo:font-style="normal" fo:font-weight="normal"/>
    </style:style>
    <style:style style:name="T9" style:family="text">
      <style:text-properties style:font-name="Segoe UI" fo:font-size="11.25pt" fo:font-style="normal" fo:font-weight="normal" officeooo:rsid="001f949a"/>
    </style:style>
    <style:style style:name="T10" style:family="text">
      <style:text-properties style:font-name-asian="Segoe UI" style:font-size-asian="11.25pt" style:font-style-asian="normal" style:font-weight-asian="normal"/>
    </style:style>
    <style:style style:name="T11" style:family="text">
      <style:text-properties officeooo:rsid="001f949a" style:font-name-asian="Segoe UI" style:font-size-asian="11.2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8/<text:span text:style-name="T1">4</text:span></text:p>
      <text:p text:style-name="P2">1 抖音：簡歷寫法：</text:p>
      <text:p text:style-name="P2">工作經歷使用倒敘；</text:p>
      <text:p text:style-name="P1">時間軸簡歷</text:p>
      <text:p text:style-name="P1">最上面：寫名字就好；</text:p>
      <text:p text:style-name="P1"/>
      <text:p text:style-name="P4">2 </text:p>
      <text:p text:style-name="P4">7月開發文檔，讀後總結：</text:p>
      <text:p text:style-name="P4">做數據分析，也可以說成是數據建模，為數據建立模型；</text:p>
      <text:p text:style-name="P4">數學建模之後，還需要驗證模型是否合理，也就是要通過模型進行預測，並與實際的數據進行對比；</text:p>
      <text:p text:style-name="P4">（驗證的時候，需要畫出模型的預測圖，和實際的圖，這個可以加入訓練模型中）</text:p>
      <text:p text:style-name="P5">“<text:span text:style-name="T2">做爲解決現實問題的參考</text:span>”</text:p>
      <text:p text:style-name="P5"/>
      <text:p text:style-name="P7">it邦文章：</text:p>
      <text:p text:style-name="P6">網絡安全-公匙-你所不知道的作用：</text:p>
      <text:p text:style-name="P6">原文引用：《security_engineering_a_guide_to_building_dependable_distributed_systems》</text:p>
      <text:p text:style-name="P9"><text:s/>Finally, naming is a particularly thorny problem. Many governments and organisations are trying to build Distributed Systems larger, flatter namespaces — using identity cards to number citizens and using RFID to number objects — and yet naming problems undermined attempts during the 1990s to build useful public key infrastructures.</text:p>
      <text:p text:style-name="P9">翻譯：</text:p>
      <text:p text:style-name="P10">命名是個很大的問題是因為<text:span text:style-name="T3">，系統非常的大，所以需要建立非常大的命名空間：但是之後出現的公匙的基礎設施徹底解決了這個問題；</text:span></text:p>
      <text:p text:style-name="P10"/>
      <text:p text:style-name="P10">精闢：</text:p>
      <text:p text:style-name="P14">服務失敗的四種情況<text:span text:style-name="T7">：</text:span></text:p>
      <text:p text:style-name="P14">傳輸失敗，系統失敗<text:span text:style-name="T7">，二次存儲失敗，溝通中間層失敗；</text:span></text:p>
      <text:p text:style-name="P11"><text:span text:style-name="T4">（web中系統不是最大的範圍，應該說系統只是一個描述範圍的方式，反而服務是更加面向顧客的描述方式</text:span><text:span text:style-name="T5">；所以系統設計，和服務設計，哪個才是大家最需要的？小而美的話，應該從服務設計出發</text:span><text:span text:style-name="T6">；大而全，才需要從系統設計出發</text:span><text:span text:style-name="T4">）</text:span></text:p>
      <text:p text:style-name="P10"/>
      <text:p text:style-name="P12">2 pandas dataframe</text:p>
      <text:p text:style-name="P13">get df by columns’ value:</text:p>
      <text:p text:style-name="P12"><text:a xlink:type="simple" xlink:href="https://www.interviewqs.com/ddi-code-snippets/rows-cols-python" text:style-name="Internet_20_link" text:visited-style-name="Visited_20_Internet_20_Link">https://www.interviewqs.com/ddi-code-snippets/rows-cols-python</text:a></text:p>
      <text:p text:style-name="P13">subset:</text:p>
      <text:p text:style-name="P12"><text:a xlink:type="simple" xlink:href="https://pandas.pydata.org/docs/getting_started/intro_tutorials/03_subset_data.html" text:style-name="Internet_20_link" text:visited-style-name="Visited_20_Internet_20_Link">https://pandas.pydata.org/docs/getting_started/intro_tutorials/03_subset_data.html</text:a></text:p>
      <text:p text:style-name="P12"/>
      <text:p text:style-name="P12"/>
      <text:p text:style-name="P8"><text:soft-page-break/>8/5</text:p>
      <text:p text:style-name="P8">1 douyin：</text:p>
      <text:p text:style-name="P8">動力小的船要想超過大船，只能減負才行；</text:p>
      <text:p text:style-name="P8"/>
      <text:p text:style-name="P16">8/18</text:p>
      <text:p text:style-name="P16">1 SBIR介紹準備: 直接錄音，然後聽，然後總結經驗。</text:p>
      <text:p text:style-name="P16">我發現自己是那種講着講着，就可以漸入佳境的那種。</text:p>
      <text:p text:style-name="P17">2 SIEM</text:p>
      <text:p text:style-name="P17"><text:a xlink:type="simple" xlink:href="https://www.microsoft.com/zh-tw/security/business/security-101/what-is-siem" text:style-name="Internet_20_link" text:visited-style-name="Visited_20_Internet_20_Link">https://www.microsoft.com/zh-tw/security/business/security-101/what-is-siem</text:a></text:p>
      <text:p text:style-name="P18"><text:span text:style-name="T11">安全性資訊與事件管理 </text:span><text:span text:style-name="T9">(</text:span><text:span text:style-name="T11">簡稱 </text:span><text:span text:style-name="T9">SIEM) </text:span><text:span text:style-name="T11">是一種解決方案，可協助組織在威脅傷害企業營運之前，先進行偵測、分析和回應安全性威脅。</text:span></text:p>
      <text:p text:style-name="P18"><text:span text:style-name="T8">SIEM </text:span><text:span text:style-name="T10">唸作「</text:span><text:span text:style-name="T8">sim</text:span><text:span text:style-name="T10">」，結合了安全性資訊管理 </text:span><text:span text:style-name="T8">(SIM) </text:span><text:span text:style-name="T10">和安全性事件管理 </text:span><text:span text:style-name="T8">(SEM)</text:span><text:span text:style-name="T10">，成為一個安全性管理系統。</text:span><text:span text:style-name="T8">SIEM </text:span><text:span text:style-name="T10">技術會從各種來源收集事件記錄檔資料、透過即時分析識別與規範有所不同的活動，並採取適當動作。</text:span></text:p>
      <text:p text:style-name="P19"><text:span text:style-name="T10">簡而言之，</text:span><text:span text:style-name="T8">SIEM </text:span><text:span text:style-name="T10">讓組織能了解其網路內的活動，組織就可以迅速回應潛在的網路攻擊，並滿足合規性要求。</text:span></text:p>
      <text:p text:style-name="P19"><text:span text:style-name="T10">過去十年來，</text:span><text:span text:style-name="T8">SIEM </text:span><text:span text:style-name="T10">技術已經過演化，能透過人工智慧來更聰明、更快速地偵測威脅與回應事件。</text:span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Segoe UI" svg:font-family="'Segoe UI', SegoeUI, 'Microsoft JhengHei', 'Helvetica Neue', Helvetica, Arial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9:41:55.683057954</meta:creation-date>
    <dc:date>2022-08-19T13:12:45.176840636</dc:date>
    <meta:editing-duration>PT3H12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758" meta:character-count="1435" meta:non-whitespace-character-count="1364"/>
  </office:meta>
</office:document-meta>
</file>